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1.226cm"/>
    </style:style>
    <style:style style:name="co3" style:family="table-column">
      <style:table-column-properties fo:break-before="auto" style:column-width="2.612cm"/>
    </style:style>
    <style:style style:name="co4" style:family="table-column">
      <style:table-column-properties fo:break-before="auto" style:column-width="2.168cm"/>
    </style:style>
    <style:style style:name="co5" style:family="table-column">
      <style:table-column-properties fo:break-before="auto" style:column-width="2.252cm"/>
    </style:style>
    <style:style style:name="co6" style:family="table-column">
      <style:table-column-properties fo:break-before="auto" style:column-width="2.058cm"/>
    </style:style>
    <style:style style:name="co7" style:family="table-column">
      <style:table-column-properties fo:break-before="auto" style:column-width="1.058cm"/>
    </style:style>
    <style:style style:name="co8" style:family="table-column">
      <style:table-column-properties fo:break-before="auto" style:column-width="2.267cm"/>
    </style:style>
    <style:style style:name="co9" style:family="table-column">
      <style:table-column-properties fo:break-before="auto" style:column-width="3.773cm"/>
    </style:style>
    <style:style style:name="co10" style:family="table-column">
      <style:table-column-properties fo:break-before="auto" style:column-width="1.67cm"/>
    </style:style>
    <style:style style:name="co11" style:family="table-column">
      <style:table-column-properties fo:break-before="auto" style:column-width="2.358cm"/>
    </style:style>
    <style:style style:name="co12" style:family="table-column">
      <style:table-column-properties fo:break-before="auto" style:column-width="3.0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00ff00"/>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0000"/>
    </style:style>
    <style:style style:name="ce9"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13" style:family="table-cell" style:parent-style-name="Default">
      <style:text-properties fo:color="#ff0000"/>
    </style:style>
    <style:style style:name="ce14"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5" table:default-cell-style-name="Default"/>
        <table:table-column table:style-name="co11" table:default-cell-style-name="ce13"/>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4" office:value-type="string">
            <text:p>Status</text:p>
          </table:table-cell>
        </table:table-row>
        <table:table-row table:style-name="ro1">
          <table:table-cell table:style-name="ce1"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5"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1"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1"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source</text:p>
          </table:table-cell>
        </table:table-row>
        <table:table-row table:style-name="ro1">
          <table:table-cell table:style-name="ce1"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5"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1"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5"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1"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source</text:p>
          </table:table-cell>
        </table:table-row>
        <table:table-row table:style-name="ro1">
          <table:table-cell table:style-name="ce1"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5"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source</text:p>
          </table:table-cell>
        </table:table-row>
        <table:table-row table:style-name="ro1">
          <table:table-cell table:style-name="ce1"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5" office:value-type="string">
            <text:p>YES</text:p>
          </table:table-cell>
          <table:table-cell table:number-columns-repeated="3"/>
          <table:table-cell table:style-name="ce6"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source</text:p>
          </table:table-cell>
        </table:table-row>
        <table:table-row table:style-name="ro1">
          <table:table-cell table:style-name="ce1"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6" office:value-type="string">
            <text:p>YES</text:p>
          </table:table-cell>
          <table:table-cell table:style-name="ce5"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1"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5"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1"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5" office:value-type="string">
            <text:p>http://vvv.cs.ut.ee/~kaili/Korpus/puud/</text:p>
          </table:table-cell>
          <table:table-cell/>
          <table:table-cell office:value-type="string">
            <text:p>OK: freely downloadable</text:p>
          </table:table-cell>
          <table:table-cell table:style-name="ce10"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0" office:value-type="float" office:value="175">
            <text:p>175</text:p>
          </table:table-cell>
          <table:table-cell table:style-name="ce10"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1"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6" office:value-type="string">
            <text:p>YES</text:p>
          </table:table-cell>
          <table:table-cell/>
          <table:table-cell table:style-name="ce5" office:value-type="string">
            <text:p>Koldo Gojenola</text:p>
          </table:table-cell>
          <table:table-cell/>
          <table:table-cell table:style-name="ce6"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1"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6"/>
          <table:table-cell/>
          <table:table-cell table:style-name="ce5" office:value-type="string">
            <text:p>http://bionlp.utu.fi/fintreebank.html</text:p>
          </table:table-cell>
          <table:table-cell/>
          <table:table-cell table:style-name="ce6" office:value-type="string">
            <text:p>OK: Creative Commons Attribution Share-Alike</text:p>
          </table:table-cell>
          <table:table-cell table:style-name="ce10"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0" office:value-type="float" office:value="430">
            <text:p>430</text:p>
          </table:table-cell>
          <table:table-cell table:style-name="ce10"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1"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5" office:value-type="string">
            <text:p>http://nlp.perseus.tufts.edu/syntax/treebank/greek.html</text:p>
          </table:table-cell>
          <table:table-cell/>
          <table:table-cell office:value-type="string">
            <text:p>OK: Creative Commons</text:p>
          </table:table-cell>
          <table:table-cell table:style-name="ce10"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0" office:value-type="float" office:value="529">
            <text:p>529</text:p>
          </table:table-cell>
          <table:table-cell table:style-name="ce10"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1"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source</text:p>
          </table:table-cell>
        </table:table-row>
        <table:table-row table:style-name="ro1">
          <table:table-cell table:style-name="ce1"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5"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1"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7"/>
          <table:table-cell/>
          <table:table-cell table:style-name="ce5"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1"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5"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1"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5" office:value-type="string">
            <text:p>YES: Verbmobil</text:p>
          </table:table-cell>
          <table:table-cell/>
          <table:table-cell table:style-name="ce8"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8"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1"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5" office:value-type="string">
            <text:p>http://nlp.perseus.tufts.edu/syntax/treebank/latin.html</text:p>
          </table:table-cell>
          <table:table-cell/>
          <table:table-cell office:value-type="string">
            <text:p>OK: Creative Commons</text:p>
          </table:table-cell>
          <table:table-cell table:style-name="ce10"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0" office:value-type="float" office:value="316">
            <text:p>316</text:p>
          </table:table-cell>
          <table:table-cell table:style-name="ce10" office:value-type="float" office:value="4789">
            <text:p>4789</text:p>
          </table:table-cell>
          <table:table-cell table:style-name="ce12" table:formula="of:=([.M22]+[.O22])/([.L22]+[.N22])" office:value-type="float" office:value="15.3017564065649">
            <text:p>15,30</text:p>
          </table:table-cell>
          <table:table-cell office:value-type="string">
            <text:p>source</text:p>
          </table:table-cell>
        </table:table-row>
        <table:table-row table:style-name="ro1">
          <table:table-cell table:style-name="ce1"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5"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1"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5"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1" office:value-type="float" office:value="23">
            <text:p>23</text:p>
          </table:table-cell>
          <table:table-cell table:style-name="ce3" office:value-type="string">
            <text:p>ro</text:p>
          </table:table-cell>
          <table:table-cell office:value-type="string">
            <text:p>Romanian</text:p>
          </table:table-cell>
          <table:table-cell/>
          <table:table-cell table:style-name="ce6"/>
          <table:table-cell table:number-columns-repeated="2"/>
          <table:table-cell table:style-name="ce5" office:value-type="string">
            <text:p>http://www.phobos.ro/roric/texts/xml/</text:p>
          </table:table-cell>
          <table:table-cell/>
          <table:table-cell office:value-type="string">
            <text:p>OK: freely downloadable</text:p>
          </table:table-cell>
          <table:table-cell table:style-name="ce10"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0" office:value-type="float" office:value="266">
            <text:p>266</text:p>
          </table:table-cell>
          <table:table-cell table:style-name="ce10"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1"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5" office:value-type="string">
            <text:p>Igor Boguslavskij</text:p>
          </table:table-cell>
          <table:table-cell table:style-name="ce9"/>
          <table:table-cell office:value-type="string">
            <text:p>OK: research, let Igor know about interesting results</text:p>
          </table:table-cell>
          <table:table-cell table:style-name="ce10" office:value-type="string">
            <text:p>Dan got in 2006 a copy from Igor Boguslavskij and promised to let him know about interesting outcomes. David Mareček and Natalija Kljueva have something called Syntagrus – is it the same thing? The original data was not split to training and test. I suggest taking one file (Vyzhivshij_kamikadze, 402 sentences, 4244 tokens) and making it the test data, while the rest would serve for training.</text:p>
          </table:table-cell>
          <table:table-cell table:formula="of:=3263-[.N26]" office:value-type="float" office:value="2861">
            <text:p>2861</text:p>
          </table:table-cell>
          <table:table-cell table:formula="of:=48975-[.O26]" office:value-type="float" office:value="44731">
            <text:p>44731</text:p>
          </table:table-cell>
          <table:table-cell table:style-name="ce10" office:value-type="float" office:value="402">
            <text:p>402</text:p>
          </table:table-cell>
          <table:table-cell table:style-name="ce10" office:value-type="float" office:value="4244">
            <text:p>4244</text:p>
          </table:table-cell>
          <table:table-cell table:style-name="ce12" table:formula="of:=([.M26]+[.O26])/([.L26]+[.N26])" office:value-type="float" office:value="15.0091939932577">
            <text:p>15,01</text:p>
          </table:table-cell>
          <table:table-cell office:value-type="string">
            <text:p>source</text:p>
          </table:table-cell>
        </table:table-row>
        <table:table-row table:style-name="ro1">
          <table:table-cell table:style-name="ce1"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5"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source</text:p>
          </table:table-cell>
        </table:table-row>
        <table:table-row table:style-name="ro1">
          <table:table-cell table:style-name="ce1"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1"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5"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1"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source</text:p>
          </table:table-cell>
        </table:table-row>
        <table:table-row table:style-name="ro1">
          <table:table-cell table:style-name="ce1"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5"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1"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5" office:value-type="string">
            <text:p>YES: Sinica</text:p>
          </table:table-cell>
          <table:table-cell office:value-type="string">
            <text:p>YES: Penn</text:p>
          </table:table-cell>
          <table:table-cell/>
          <table:table-cell office:value-type="string">
            <text:p>YES</text:p>
          </table:table-cell>
          <table:table-cell table:style-name="ce6"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4">04.07.2011</text:date>, <text:time>18:35: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04T18:35:32.26</dc:date>
    <dc:creator>Daniel Zeman</dc:creator>
    <meta:editing-duration>P1DT7H30M9S</meta:editing-duration>
    <meta:editing-cycles>75</meta:editing-cycles>
    <meta:generator>OpenOffice.org/3.3$Win32 OpenOffice.org_project/330m20$Build-9567</meta:generator>
    <meta:document-statistic meta:table-count="2" meta:cell-count="558" meta:object-count="0"/>
  </office:meta>
</office:document-meta>
</file>